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k-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H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pp-scor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</text:p>
          </table:table-cell>
        </table:table-row>
      </table:table>
      <table:table table:name="brett" table:style-name="ta1">
        <table:table-column table:style-name="co1" table:number-columns-repeated="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pp-scor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</table:table-row>
      </table:table>
      <table:table table:name="comp" table:style-name="ta1">
        <table:table-column table:style-name="co1" table:default-cell-style-name="Default"/>
        <table:table-row table:style-name="ro1"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Tk</text:p>
          </table:table-cell>
        </table:table-row>
      </table:table>
      <table:table table:name="tk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d1</text:p>
          </table:table-cell>
          <table:table-cell office:value-type="string" calcext:value-type="string">
            <text:p>mid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0:36:41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00:07:24.104000000</meta:creation-date>
    <dc:date>2022-07-28T11:04:23.266000000</dc:date>
    <meta:editing-duration>PT32M42S</meta:editing-duration>
    <meta:editing-cycles>15</meta:editing-cycles>
    <meta:generator>LibreOffice/7.3.2.2$Windows_X86_64 LibreOffice_project/49f2b1bff42cfccbd8f788c8dc32c1c309559be0</meta:generator>
    <meta:document-statistic meta:table-count="4" meta:cell-count="131" meta:object-count="0"/>
  </office:meta>
</office:document-meta>
</file>